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Color_Cell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our (Red)</text:p>
          </table:table-cell>
          <table:table-cell office:value-type="float" office:value="255" calcext:value-type="float">
            <text:p>2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nute (Green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cond (Blue)</text:p>
          </table:table-cell>
          <table:table-cell table:number-columns-repeated="12"/>
        </table:table-row>
        <table:table-row table:style-name="ro1">
          <table:table-cell/>
          <table:table-cell table:style-name="ce1" table:formula="of:=ORG.LIBREOFFICE.COLOR([.B2];[.B3];[.B4])" office:value-type="float" office:value="16711680" calcext:value-type="float">
            <text:p>16711680</text:p>
          </table:table-cell>
          <table:table-cell table:number-columns-repeated="11"/>
        </table:table-row>
        <table:table-row table:style-name="ro1">
          <table:table-cell/>
          <table:table-cell table:style-name="ce2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in/Sec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10"/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table:number-columns-repeated="10"/>
          <table:table-cell table:formula="of:=204-51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table:number-columns-repeated="10"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table:number-columns-repeated="10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04-51"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204-51"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4-51"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table:formula="of:=204-51"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  <table:table-cell table:formula="of:=204-51"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  <table:table-cell table:formula="of:=204-51"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/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"/>
          <table:table-cell table:formula="of:=204-51"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  <table:table-cell table:formula="of:=204-51"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8"/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8"/>
          <table:table-cell table:formula="of:=204-51"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9"/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9"/>
          <table:table-cell table:formula="of:=204-51"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9"/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"/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"/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"/>
          <table:table-cell table:formula="of:=204-51"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"/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"/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1"/>
          <table:table-cell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23:00:39.996594000</meta:creation-date>
    <dc:date>2015-05-11T07:39:36.950420000</dc:date>
    <meta:editing-duration>PT8H5M58S</meta:editing-duration>
    <meta:editing-cycles>3</meta:editing-cycles>
    <meta:generator>LibreOffice/4.4.1.2$MacOSX_X86_64 LibreOffice_project/45e2de17089c24a1fa810c8f975a7171ba4cd432</meta:generator>
    <meta:document-statistic meta:table-count="1" meta:cell-count="186" meta:object-count="0"/>
  </office:meta>
</office:document-meta>
</file>

<file path=Basic/Standard/Color_Cell.xml><?xml version="1.0" encoding="utf-8"?>
<!DOCTYPE module  PUBLIC '-//OpenOffice.org//DTD OfficeDocument 1.0//EN'  'module.dtd'>
<script:module xmlns:script="http://openoffice.org/2000/script" script:name="Color_Cell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4) as new com.sun.star.beans.PropertyValue
args1(0).Name = "BackgroundPattern.Transparent"
args1(0).Value = false
args1(1).Name = "BackgroundPattern.BackColor"
args1(1).Value = 16711680
args1(2).Name = "BackgroundPattern.URL"
args1(2).Value = ""
args1(3).Name = "BackgroundPattern.Filtername"
args1(3).Value = ""
args1(4).Name = "BackgroundPattern.Position"
args1(4).Value = com.sun.star.style.GraphicLocation.NONE

dispatcher.executeDispatch(document, ".uno:BackgroundPattern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lor_Cel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